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66ECEC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text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{{tpl:BlogName encode_xml="1"}}</text:p>
      <text:p text:style-name="Subtitle"><text:a xlink:type="simple" xlink:href="../%7B%7Btpl:BlogURL%7D%7D">{{tpl:BlogURL}}</text:a></text:p>
      <text:p text:style-name="Text_20_body"/>
      <text:p text:style-name="Text_20_body">&lt;tpl:Entries lastn="500"&gt;</text:p>
      <text:h text:style-name="Heading_20_1" text:outline-level="1">{{tpl:EntryTitle encode_xml="1"}}</text:h>
      <text:p text:style-name="post-info">{{tpl:lang By}} {{tpl:EntryAuthorLink}} {{tpl:lang on}} {{tpl:EntryDate}}, {{tpl:EntryTime}}&lt;tpl:EntryIf has_category="1"&gt; — {{tpl:EntryCategory encode_xml="1"}}&lt;/tpl:EntryIf&gt;</text:p>
      <text:p text:style-name="post-info">&lt;tpl:EntryMetaData&gt;<draw:frame draw:style-name="fr1" draw:name="images2" text:anchor-type="as-char" svg:width="0.4cm" svg:height="0.4cm" draw:z-index="0"><draw:image xlink:href="Pictures/10000201000000100000001066ECEC53.png" xlink:type="simple" xlink:show="embed" xlink:actuate="onLoad"/></draw:frame> {{tpl:MetaID}} <text:s/>&lt;/tpl:EntryMetaData&gt;</text:p>
      <text:p text:style-name="post-info"/>
      <text:p text:style-name="Text_20_body">{{tpl:EntryContent absolute_urls="1" full="1"}}</text:p>
      <text:p text:style-name="Text_20_body"><text:a xlink:type="simple" xlink:href="../%7B%7Btpl:EntryURL%7D%7D">{{tpl:EntryURL}}</text:a></text:p>
      <text:p text:style-name="Text_20_body">&lt;/tpl:Entrie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42cm" fo:margin-bottom="0.101cm" fo:text-align="center" style:justify-single-word="false" style:page-number="auto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409cm" fo:text-align="center" style:justify-single-word="false"/>
      <style:text-properties fo:font-size="11pt" fo:font-style="italic" style:font-size-asian="14pt" style:font-style-asian="italic" style:font-size-complex="14pt" style:font-style-complex="italic"/>
    </style:style>
    <style:style style:name="post-info" style:family="paragraph" style:parent-style-name="Text_20_body">
      <style:paragraph-properties fo:margin-top="0cm" fo:margin-bottom="0cm">
        <style:tab-stops>
          <style:tab-stop style:position="17cm" style:type="right"/>
        </style:tab-stops>
      </style:paragraph-properties>
      <style:text-properties fo:font-size="10pt"/>
    </style:style>
    <style:style style:name="Signature" style:family="paragraph" style:parent-style-name="Standard" style:class="text">
      <style:paragraph-properties fo:margin-top="0.499cm" fo:margin-bottom="0cm" fo:text-align="end" style:justify-single-word="false" text:number-lines="false" text:line-number="0">
        <style:tab-stops/>
      </style:paragraph-properties>
      <style:text-properties fo:font-style="italic"/>
    </style:style>
    <style:style style:name="Sur-titre" style:family="paragraph" style:parent-style-name="Heading" style:next-style-name="Title">
      <style:paragraph-properties fo:margin-top="0cm" fo:margin-bottom="0.21cm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0$Linux OpenOffice.org_project/300m15$Build-9379</meta:generator>
    <meta:initial-creator>Cyril PIERRE de GEYERR</meta:initial-creator>
    <meta:creation-date>2008-09-02T10:04:05</meta:creation-date>
    <dc:date>2009-06-04T22:21:53</dc:date>
    <meta:editing-cycles>35</meta:editing-cycles>
    <meta:editing-duration>PT01H12M17S</meta:editing-duration>
    <meta:document-statistic meta:table-count="0" meta:image-count="1" meta:object-count="0" meta:page-count="1" meta:paragraph-count="9" meta:word-count="26" meta:character-count="413"/>
    <meta:user-defined meta:name="Info 1"/>
    <meta:user-defined meta:name="Info 2"/>
    <meta:user-defined meta:name="Info 3"/>
    <meta:user-defined meta:name="Info 4"/>
  </office:meta>
</office:document-meta>
</file>